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372cm" fo:margin-left="0.318cm" fo:margin-right="0.31cm" table:align="margins" fo:background-color="#dbe5f1" style:writing-mode="lr-tb">
        <style:background-image/>
      </style:table-properties>
    </style:style>
    <style:style style:name="Table1.A" style:family="table-column">
      <style:table-column-properties style:column-width="4.912cm" style:rel-column-width="19660*"/>
    </style:style>
    <style:style style:name="Table1.B" style:family="table-column">
      <style:table-column-properties style:column-width="11.46cm" style:rel-column-width="45875*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e2" style:family="table">
      <style:table-properties style:width="16.372cm" fo:margin-left="0.318cm" fo:margin-right="0.31cm" table:align="margins" fo:background-color="#dbe5f1" style:writing-mode="lr-tb">
        <style:background-image/>
      </style:table-properties>
    </style:style>
    <style:style style:name="Table2.A" style:family="table-column">
      <style:table-column-properties style:column-width="4.912cm" style:rel-column-width="19660*"/>
    </style:style>
    <style:style style:name="Table2.B" style:family="table-column">
      <style:table-column-properties style:column-width="11.46cm" style:rel-column-width="45875*"/>
    </style:style>
    <style:style style:name="Table2.1" style:family="table-row">
      <style:table-row-properties style:min-row-height="0.483cm" style:keep-together="true" fo:keep-together="auto"/>
    </style:style>
    <style:style style:name="Table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cm"/>
      <style:text-properties fo:color="#000000" style:font-name="Trebuchet MS1"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Heading_20_4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text-position="0% 100%" style:font-name="Cambria" fo:font-style="normal" style:text-underline-style="none" style:font-name-asian="Arial1" style:font-style-asian="normal" style:font-name-complex="Arial1" style:font-style-complex="normal"/>
    </style:style>
    <style:style style:name="T9" style:family="text">
      <style:text-properties style:font-name="Cambria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3. <text:span text:style-name="T10">Contratos del sistema</text:span></text:h>
      <text:p text:style-name="Text_20_body">*Contratos de las Operaciones más relevantes. Las que no están en los contratos son porque están suficientemente detalladas en sus Casos de Uso.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ombre</text:p>
          </table:table-cell>
          <table:table-cell table:style-name="Table1.A1" office:value-type="string">
            <text:p text:style-name="P6"><text:span text:style-name="T9">ConsultarInformacionClinica(</text:span><text:span text:style-name="T8">Paciente</text:span><text:span text:style-name="T9">)</text:span></text:p>
          </table:table-cell>
        </table:table-row>
        <table:table-row table:style-name="Table1.1">
          <table:table-cell table:style-name="Table1.A2" office:value-type="string">
            <text:p text:style-name="P5">Responsabilidades</text:p>
          </table:table-cell>
          <table:table-cell table:style-name="Table1.A2" office:value-type="string">
            <text:p text:style-name="P8">-Mostrar la información clínica de un paciente a este mismo paciente, considerando que las pruebas que se muestren deben haber sido habilitadas previamente por un médico. </text:p>
          </table:table-cell>
        </table:table-row>
        <table:table-row table:style-name="Table1.1">
          <table:table-cell table:style-name="Table1.A3" office:value-type="string">
            <text:p text:style-name="P5">Tipo</text:p>
          </table:table-cell>
          <table:table-cell table:style-name="Table1.A3" office:value-type="string">
            <text:p text:style-name="P6">&lt;Sistema&gt;</text:p>
          </table:table-cell>
        </table:table-row>
        <table:table-row table:style-name="Table1.1">
          <table:table-cell table:style-name="Table1.A2" office:value-type="string">
            <text:p text:style-name="P5">Referencias cruzadas</text:p>
          </table:table-cell>
          <table:table-cell table:style-name="Table1.A2" office:value-type="string">
            <text:p text:style-name="P6">ConsultarRecetas, ConsultarPruebas</text:p>
          </table:table-cell>
        </table:table-row>
        <table:table-row table:style-name="Table1.1">
          <table:table-cell table:style-name="Table1.A3" office:value-type="string">
            <text:p text:style-name="P5">Notas</text:p>
          </table:table-cell>
          <table:table-cell table:style-name="Table1.A3" office:value-type="string">
            <text:p text:style-name="P6">-Esta operación la lleva a cabo un Paciente</text:p>
            <text:p text:style-name="P6">-Esta operación se llamará desde la interfaz de Paciente.</text:p>
            <text:p text:style-name="P6">-Se diferencia de ConsultarInfoClinicaPaciente en que esta operación muestra la información permitida por un médico.</text:p>
          </table:table-cell>
        </table:table-row>
        <table:table-row table:style-name="Table1.1">
          <table:table-cell table:style-name="Table1.A2" office:value-type="string">
            <text:p text:style-name="P5">Excepciones</text:p>
          </table:table-cell>
          <table:table-cell table:style-name="Table1.A2" office:value-type="string">
            <text:p text:style-name="P6">-Que el paciente no esté registrado en el sistema.</text:p>
          </table:table-cell>
        </table:table-row>
        <table:table-row table:style-name="Table1.1">
          <table:table-cell table:style-name="Table1.A3" office:value-type="string">
            <text:p text:style-name="P5">Salida</text:p>
          </table:table-cell>
          <table:table-cell table:style-name="Table1.A3" office:value-type="string">
            <text:p text:style-name="P6">-La información clínica del paciente.</text:p>
            <text:p text:style-name="P6">-Si no hay información clínica deberá mostrarse un mensaje de error.</text:p>
          </table:table-cell>
        </table:table-row>
        <table:table-row table:style-name="Table1.1">
          <table:table-cell table:style-name="Table1.A2" office:value-type="string">
            <text:p text:style-name="P5">Precondición</text:p>
          </table:table-cell>
          <table:table-cell table:style-name="Table1.A2" office:value-type="string">
            <text:p text:style-name="P6">-El Paciente debe estar registrado en el sistema, y debe tener alguna información que mostrar (enfermedades, volante, recetas, pruebas, etc.).</text:p>
          </table:table-cell>
        </table:table-row>
        <table:table-row table:style-name="Table1.1">
          <table:table-cell table:style-name="Table1.A9" office:value-type="string">
            <text:p text:style-name="P5">Postcondición</text:p>
          </table:table-cell>
          <table:table-cell table:style-name="Table1.A9" office:value-type="string">
            <text:p text:style-name="P7">-Se mostró la información requerida. </text:p>
          </table:table-cell>
        </table:table-row>
      </table:table>
      <text:p text:style-name="Standard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Nombre</text:p>
          </table:table-cell>
          <table:table-cell table:style-name="Table2.A1" office:value-type="string">
            <text:p text:style-name="P6"><text:span text:style-name="T9">ConsultarInfoClinicaPaciente(</text:span><text:span text:style-name="T8">Paciente</text:span><text:span text:style-name="T9">)</text:span></text:p>
          </table:table-cell>
        </table:table-row>
        <table:table-row table:style-name="Table2.1">
          <table:table-cell table:style-name="Table2.A2" office:value-type="string">
            <text:p text:style-name="P5">Responsabilidades</text:p>
          </table:table-cell>
          <table:table-cell table:style-name="Table2.A2" office:value-type="string">
            <text:p text:style-name="P8">-Mostrar la información clínica de un paciente a este mismo paciente, considerando que las pruebas que se muestren deben haber sido habilitadas previamente por un médico. </text:p>
          </table:table-cell>
        </table:table-row>
        <table:table-row table:style-name="Table2.1">
          <table:table-cell table:style-name="Table2.A3" office:value-type="string">
            <text:p text:style-name="P5">Tipo</text:p>
          </table:table-cell>
          <table:table-cell table:style-name="Table2.A3" office:value-type="string">
            <text:p text:style-name="P6">&lt;Sistema&gt;</text:p>
          </table:table-cell>
        </table:table-row>
        <table:table-row table:style-name="Table2.1">
          <table:table-cell table:style-name="Table2.A2" office:value-type="string">
            <text:p text:style-name="P5">Referencias cruzadas</text:p>
          </table:table-cell>
          <table:table-cell table:style-name="Table2.A2" office:value-type="string">
            <text:p text:style-name="P6">ConsultarRecetas, ConsultarPruebas</text:p>
          </table:table-cell>
        </table:table-row>
        <table:table-row table:style-name="Table2.1">
          <table:table-cell table:style-name="Table2.A3" office:value-type="string">
            <text:p text:style-name="P5">Notas</text:p>
          </table:table-cell>
          <table:table-cell table:style-name="Table2.A3" office:value-type="string">
            <text:p text:style-name="P6">-Esta operación la lleva a cabo un Medico.</text:p>
            <text:p text:style-name="P6">-Esta operación se llamará desde la interfaz de Médico.</text:p>
            <text:p text:style-name="P6">-Se diferencia de ConsultarInformacionClinica en que esta operación muestra completamente toda la información del Paciente.</text:p>
          </table:table-cell>
        </table:table-row>
        <table:table-row table:style-name="Table2.1">
          <table:table-cell table:style-name="Table2.A2" office:value-type="string">
            <text:p text:style-name="P5">Excepciones</text:p>
          </table:table-cell>
          <table:table-cell table:style-name="Table2.A2" office:value-type="string">
            <text:p text:style-name="P6">-Que el paciente no esté registrado en el sistema.</text:p>
          </table:table-cell>
        </table:table-row>
        <table:table-row table:style-name="Table2.1">
          <table:table-cell table:style-name="Table2.A3" office:value-type="string">
            <text:p text:style-name="P5">Salida</text:p>
          </table:table-cell>
          <table:table-cell table:style-name="Table2.A3" office:value-type="string">
            <text:p text:style-name="P6">-La información clínica del paciente.</text:p>
            <text:p text:style-name="P6">-Si no hay información clínica deberá mostrarse un mensaje de error.</text:p>
          </table:table-cell>
        </table:table-row>
        <table:table-row table:style-name="Table2.1">
          <table:table-cell table:style-name="Table2.A2" office:value-type="string">
            <text:p text:style-name="P5">Precondición</text:p>
          </table:table-cell>
          <table:table-cell table:style-name="Table2.A2" office:value-type="string">
            <text:p text:style-name="P6">-El Paciente debe estar registrado en el sistema, y debe tener alguna información que mostrar (enfermedades, volante, recetas, pruebas, etc.).</text:p>
          </table:table-cell>
        </table:table-row>
        <table:table-row table:style-name="Table2.1">
          <table:table-cell table:style-name="Table2.A9" office:value-type="string">
            <text:p text:style-name="P5">Postcondición</text:p>
          </table:table-cell>
          <table:table-cell table:style-name="Table2.A9" office:value-type="string">
            <text:p text:style-name="P7">-Se mostró la información requerida. </text:p>
          </table:table-cell>
        </table:table-row>
      </table:table>
      <text:p text:style-name="Standard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style:font-name="Times New Roman1"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1" style:font-size-asian="10.5p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1.8000001907349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21cm" fo:text-indent="-1.016cm" fo:margin-left="2.9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Fecha<text:span text:style-name="MT1"><text:date style:data-style-name="N37" text:date-value="2011-05-05T20:13:39.06" text:fixed="true">05/05/11</text:date></text:span></text:p>
        <text:p text:style-name="MP2"><text:span text:style-name="MT2">Nombre Documento:</text:span><text:span text:style-name="MT3"> Documento de Análisis</text:span></text:p>
        <text:p text:style-name="Header"><text:span text:style-name="MT4">Fase de Iteración: </text:span><text:span text:style-name="MT3">Análisis<text:tab/></text:span><text:span text:style-name="MT4">Nº Iteración:</text:span> <text:span text:style-name="MT1">2 </text:span><text:span text:style-name="MT3">Iteración</text:span></text:p>
        <text:p text:style-name="MP2"><text:span text:style-name="MT5">Número Grupo: </text:span><text:span text:style-name="MT6">M 1.2 <text:s text:c="22"/></text:span><text:span text:style-name="MT5">Versión:</text:span><text:span text:style-name="MT7"> 1.1</text:span></text:p>
      </style:header>
      <style:footer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5-20T13:28:35</dc:date>
    <meta:editing-duration>PT47H30M26S</meta:editing-duration>
    <meta:editing-cycles>314</meta:editing-cycles>
    <meta:generator>OpenOffice.org/3.2$Linux OpenOffice.org_project/320m12$Build-9483</meta:generator>
    <dc:creator>PoPe </dc:creator>
    <meta:document-statistic meta:table-count="2" meta:image-count="0" meta:object-count="0" meta:page-count="1" meta:paragraph-count="49" meta:word-count="292" meta:character-count="2123"/>
  </office:meta>
</office:document-meta>
</file>